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=== Run information ===</text:p>
      <text:p text:style-name="Standard"/>
      <text:p text:style-name="Standard">Scheme: <text:s text:c="6"/>weka.classifiers.functions.LinearRegression -S 0 -R 1.0E-8</text:p>
      <text:p text:style-name="Standard">Relation: <text:s text:c="4"/>FeatureFileAllMT_Reg-weka.filters.unsupervised.attribute.Normalize-S1.0-T0.0-weka.filters.unsupervised.attribute.Remove-R33-34-weka.filters.unsupervised.attribute.Remove-R41-weka.filters.unsupervised.attribute.Remove-R28</text:p>
      <text:p text:style-name="Standard">Instances: <text:s text:c="3"/>1000</text:p>
      <text:p text:style-name="Standard">Attributes: <text:s text:c="2"/>39</text:p>
      <text:p text:style-name="Standard"><text:s text:c="14"/>Bi_lemma_overlap_count</text:p>
      <text:p text:style-name="Standard"><text:s text:c="14"/>Dist_Sim_Adj</text:p>
      <text:p text:style-name="Standard"><text:s text:c="14"/>Dist_Sim_Noun</text:p>
      <text:p text:style-name="Standard"><text:s text:c="14"/>Dist_Sim_Verb</text:p>
      <text:p text:style-name="Standard"><text:s text:c="14"/>LIWC_Catg_Achievement</text:p>
      <text:p text:style-name="Standard"><text:s text:c="14"/>LIWC_Catg_Affective Processes</text:p>
      <text:p text:style-name="Standard"><text:s text:c="14"/>LIWC_Catg_Biological Processes</text:p>
      <text:p text:style-name="Standard"><text:s text:c="14"/>LIWC_Catg_Causation</text:p>
      <text:p text:style-name="Standard"><text:s text:c="14"/>LIWC_Catg_Certainty</text:p>
      <text:p text:style-name="Standard"><text:s text:c="14"/>LIWC_Catg_Cognitive Processes</text:p>
      <text:p text:style-name="Standard"><text:s text:c="14"/>LIWC_Catg_Discrepancy</text:p>
      <text:p text:style-name="Standard"><text:s text:c="14"/>LIWC_Catg_Family</text:p>
      <text:p text:style-name="Standard"><text:s text:c="14"/>LIWC_Catg_Hear</text:p>
      <text:p text:style-name="Standard"><text:s text:c="14"/>LIWC_Catg_Humans</text:p>
      <text:p text:style-name="Standard"><text:s text:c="14"/>LIWC_Catg_Insight</text:p>
      <text:p text:style-name="Standard"><text:s text:c="14"/>LIWC_Catg_Motion</text:p>
      <text:p text:style-name="Standard"><text:s text:c="14"/>LIWC_Catg_Negative Emotion</text:p>
      <text:p text:style-name="Standard"><text:s text:c="14"/>LIWC_Catg_Perceptual Processes</text:p>
      <text:p text:style-name="Standard"><text:s text:c="14"/>LIWC_Catg_Positive Emotion</text:p>
      <text:p text:style-name="Standard"><text:s text:c="14"/>LIWC_Catg_Relativity</text:p>
      <text:p text:style-name="Standard"><text:s text:c="14"/>LIWC_Catg_Religion</text:p>
      <text:p text:style-name="Standard"><text:s text:c="14"/>LIWC_Catg_See</text:p>
      <text:p text:style-name="Standard"><text:s text:c="14"/>LIWC_Catg_Sexual</text:p>
      <text:p text:style-name="Standard"><text:s text:c="14"/>LIWC_Catg_Social Processes</text:p>
      <text:p text:style-name="Standard"><text:s text:c="14"/>LIWC_Catg_Tentative</text:p>
      <text:p text:style-name="Standard"><text:s text:c="14"/>LIWC_Catg_Time</text:p>
      <text:p text:style-name="Standard"><text:s text:c="14"/>LIWC_Catg_Work</text:p>
      <text:p text:style-name="Standard"><text:s text:c="14"/>MeanSimLabel</text:p>
      <text:p text:style-name="Standard"><text:s text:c="14"/>Tri_lemma_overlap_count</text:p>
      <text:p text:style-name="Standard"><text:s text:c="14"/>UMBC</text:p>
      <text:p text:style-name="Standard"><text:s text:c="14"/>Uni_lemma_overlap_count</text:p>
      <text:p text:style-name="Standard"><text:s text:c="14"/>rouge_1_f_score</text:p>
      <text:p text:style-name="Standard"><text:s text:c="14"/>rouge_2_f_score</text:p>
      <text:p text:style-name="Standard"><text:s text:c="14"/>rouge_3_f_score</text:p>
      <text:p text:style-name="Standard"><text:s text:c="14"/>rouge_4_f_score</text:p>
      <text:p text:style-name="Standard"><text:s text:c="14"/>rouge_l_f_score</text:p>
      <text:p text:style-name="Standard"><text:s text:c="14"/>rouge_s*_f_score</text:p>
      <text:p text:style-name="Standard"><text:s text:c="14"/>rouge_su*_f_score</text:p>
      <text:p text:style-name="Standard"><text:s text:c="14"/>rouge_w_1.2_f_score</text:p>
      <text:p text:style-name="Standard">Test mode: <text:s text:c="3"/>evaluate on training data</text:p>
      <text:p text:style-name="Standard"/>
      <text:p text:style-name="Standard">=== Classifier model (full training set) ===</text:p>
      <text:p text:style-name="Standard"/>
      <text:p text:style-name="Standard"><text:soft-page-break/></text:p>
      <text:p text:style-name="Standard">Linear Regression Model</text:p>
      <text:p text:style-name="Standard"/>
      <text:p text:style-name="Standard">MeanSimLabel =</text:p>
      <text:p text:style-name="Standard"/>
      <text:p text:style-name="Standard"><text:s text:c="6"/>2.2693 * Bi_lemma_overlap_count +</text:p>
      <text:p text:style-name="Standard"><text:s text:c="5"/>-0.2493 * Dist_Sim_Adj +</text:p>
      <text:p text:style-name="Standard"><text:s text:c="6"/>0.2892 * Dist_Sim_Noun +</text:p>
      <text:p text:style-name="Standard"><text:s text:c="6"/>0.3502 * LIWC_Catg_Achievement +</text:p>
      <text:p text:style-name="Standard"><text:s text:c="5"/>-0.4552 * LIWC_Catg_Affective Processes +</text:p>
      <text:p text:style-name="Standard"><text:s text:c="6"/>0.4246 * LIWC_Catg_Causation +</text:p>
      <text:p text:style-name="Standard"><text:s text:c="6"/>0.4632 * LIWC_Catg_Certainty +</text:p>
      <text:p text:style-name="Standard"><text:s text:c="5"/>-0.6202 * LIWC_Catg_Humans +</text:p>
      <text:p text:style-name="Standard"><text:s text:c="6"/>0.6024 * LIWC_Catg_Motion +</text:p>
      <text:p text:style-name="Standard"><text:s text:c="6"/>0.5784 * LIWC_Catg_Negative Emotion +</text:p>
      <text:p text:style-name="Standard"><text:s text:c="6"/>0.8765 * LIWC_Catg_Perceptual Processes +</text:p>
      <text:p text:style-name="Standard"><text:s text:c="6"/>0.4315 * LIWC_Catg_Relativity +</text:p>
      <text:p text:style-name="Standard"><text:s text:c="6"/>0.5391 * LIWC_Catg_Religion +</text:p>
      <text:p text:style-name="Standard"><text:s text:c="6"/>0.454 <text:s/>* LIWC_Catg_Sexual +</text:p>
      <text:p text:style-name="Standard"><text:s text:c="5"/>-0.6692 * LIWC_Catg_Social Processes +</text:p>
      <text:p text:style-name="Standard"><text:s text:c="6"/>0.4802 * LIWC_Catg_Work +</text:p>
      <text:p text:style-name="Standard"><text:s text:c="6"/>2.7385 * UMBC +</text:p>
      <text:p text:style-name="Standard"><text:s text:c="5"/>-2.526 <text:s/>* rouge_1_f_score +</text:p>
      <text:p text:style-name="Standard"><text:s text:c="5"/>-3.77 <text:s text:c="2"/>* rouge_2_f_score +</text:p>
      <text:p text:style-name="Standard"><text:s text:c="5"/>-1.8672 * rouge_3_f_score +</text:p>
      <text:p text:style-name="Standard"><text:s text:c="6"/>3.5145 * rouge_4_f_score +</text:p>
      <text:p text:style-name="Standard"><text:s text:c="6"/>3.1043 * rouge_l_f_score +</text:p>
      <text:p text:style-name="Standard"><text:s text:c="6"/>3.5596 * rouge_s*_f_score +</text:p>
      <text:p text:style-name="Standard"><text:s text:c="5"/>-2.3866 * rouge_w_1.2_f_score +</text:p>
      <text:p text:style-name="Standard"><text:s text:c="6"/>0.8117</text:p>
      <text:p text:style-name="Standard"/>
      <text:p text:style-name="Standard">Time taken to build model: 0.02 seconds</text:p>
      <text:p text:style-name="Standard"/>
      <text:p text:style-name="Standard">=== Predictions on training set ===</text:p>
      <text:p text:style-name="Standard"/>
      <text:p text:style-name="Standard">inst#,actual,predicted,error</text:p>
      <text:p text:style-name="Standard">1,2.2,1.543,-0.657</text:p>
      <text:p text:style-name="Standard">2,1.4,1.717,0.317</text:p>
      <text:p text:style-name="Standard">3,1,1.478,0.478</text:p>
      <text:p text:style-name="Standard">4,2,2.652,0.652</text:p>
      <text:p text:style-name="Standard">5,2,1.707,-0.293</text:p>
      <text:p text:style-name="Standard">6,0.75,1.506,0.756</text:p>
      <text:p text:style-name="Standard">7,2.75,2.214,-0.536</text:p>
      <text:p text:style-name="Standard">8,2,2.276,0.276</text:p>
      <text:p text:style-name="Standard">9,1.75,1.269,-0.481</text:p>
      <text:p text:style-name="Standard">10,1.5,1.426,-0.074</text:p>
      <text:p text:style-name="Standard">11,2,2.259,0.259</text:p>
      <text:p text:style-name="Standard">12,1.8,2.03,0.23</text:p>
      <text:p text:style-name="Standard">13,1.4,2.265,0.865</text:p>
      <text:p text:style-name="Standard">14,2.4,1.779,-0.621</text:p>
      <text:p text:style-name="Standard">15,2.4,1.278,-1.122</text:p>
      <text:p text:style-name="Standard"><text:soft-page-break/>16,1.2,1.71,0.51</text:p>
      <text:p text:style-name="Standard">17,1,1.818,0.818</text:p>
      <text:p text:style-name="Standard">18,3,3.163,0.163</text:p>
      <text:p text:style-name="Standard">19,0.6,2.53,1.93</text:p>
      <text:p text:style-name="Standard">20,2.8,2.131,-0.669</text:p>
      <text:p text:style-name="Standard">21,1,1.433,0.433</text:p>
      <text:p text:style-name="Standard">22,1,1.354,0.354</text:p>
      <text:p text:style-name="Standard">23,3.2,2.659,-0.541</text:p>
      <text:p text:style-name="Standard">24,2.2,1.89,-0.31</text:p>
      <text:p text:style-name="Standard">25,3.2,2.003,-1.197</text:p>
      <text:p text:style-name="Standard">26,4,2.244,-1.756</text:p>
      <text:p text:style-name="Standard">27,4.2,2.972,-1.228</text:p>
      <text:p text:style-name="Standard">28,4.6,2.414,-2.186</text:p>
      <text:p text:style-name="Standard">29,2.8,2.421,-0.379</text:p>
      <text:p text:style-name="Standard">30,1.6,1.807,0.207</text:p>
      <text:p text:style-name="Standard">31,3.167,2.553,-0.613</text:p>
      <text:p text:style-name="Standard">32,3.333,3.573,0.24</text:p>
      <text:p text:style-name="Standard">33,0.333,0.659,0.326</text:p>
      <text:p text:style-name="Standard">34,1.167,1.603,0.437</text:p>
      <text:p text:style-name="Standard">35,2,1.328,-0.672</text:p>
      <text:p text:style-name="Standard">36,0.167,1.287,1.121</text:p>
      <text:p text:style-name="Standard">37,3,3.265,0.265</text:p>
      <text:p text:style-name="Standard">38,1.167,1.505,0.338</text:p>
      <text:p text:style-name="Standard">39,4.333,2.17,-2.163</text:p>
      <text:p text:style-name="Standard">40,4.333,1.729,-2.604</text:p>
      <text:p text:style-name="Standard">41,2.4,1.046,-1.354</text:p>
      <text:p text:style-name="Standard">42,1.2,1.884,0.684</text:p>
      <text:p text:style-name="Standard">43,0.8,1.439,0.639</text:p>
      <text:p text:style-name="Standard">44,1.6,2.079,0.479</text:p>
      <text:p text:style-name="Standard">45,3.6,2.586,-1.014</text:p>
      <text:p text:style-name="Standard">46,1.2,1.938,0.738</text:p>
      <text:p text:style-name="Standard">47,2.2,2.797,0.597</text:p>
      <text:p text:style-name="Standard">48,2.8,2.299,-0.501</text:p>
      <text:p text:style-name="Standard">49,2.4,1.65,-0.75</text:p>
      <text:p text:style-name="Standard">50,0.2,1.423,1.223</text:p>
      <text:p text:style-name="Standard">51,1.6,1.953,0.353</text:p>
      <text:p text:style-name="Standard">52,1.4,2.259,0.859</text:p>
      <text:p text:style-name="Standard">53,2.6,1.609,-0.991</text:p>
      <text:p text:style-name="Standard">54,2.2,1.465,-0.735</text:p>
      <text:p text:style-name="Standard">55,2.2,1.662,-0.538</text:p>
      <text:p text:style-name="Standard">56,0,1.805,1.805</text:p>
      <text:p text:style-name="Standard">57,3.4,1.888,-1.512</text:p>
      <text:p text:style-name="Standard">58,1,1.799,0.799</text:p>
      <text:p text:style-name="Standard">59,1.4,2.013,0.613</text:p>
      <text:p text:style-name="Standard">60,1.4,1.866,0.466</text:p>
      <text:p text:style-name="Standard">61,0,2.072,2.072</text:p>
      <text:p text:style-name="Standard">62,3,1.737,-1.263</text:p>
      <text:p text:style-name="Standard">63,1.8,0.958,-0.842</text:p>
      <text:p text:style-name="Standard">64,0.4,1.875,1.475</text:p>
      <text:p text:style-name="Standard">65,2.2,1.969,-0.231</text:p>
      <text:p text:style-name="Standard">66,1.167,2.143,0.977</text:p>
      <text:p text:style-name="Standard"><text:soft-page-break/>67,1.667,2.586,0.919</text:p>
      <text:p text:style-name="Standard">68,1.5,1.647,0.147</text:p>
      <text:p text:style-name="Standard">69,0.333,1.567,1.234</text:p>
      <text:p text:style-name="Standard">70,2.5,2.814,0.314</text:p>
      <text:p text:style-name="Standard">71,3.667,2.036,-1.631</text:p>
      <text:p text:style-name="Standard">72,0.667,1.752,1.086</text:p>
      <text:p text:style-name="Standard">73,4.667,1.386,-3.281</text:p>
      <text:p text:style-name="Standard">74,1.5,1.914,0.414</text:p>
      <text:p text:style-name="Standard">75,2.167,1.804,-0.362</text:p>
      <text:p text:style-name="Standard">76,1.714,2.665,0.951</text:p>
      <text:p text:style-name="Standard">77,2.143,2.659,0.516</text:p>
      <text:p text:style-name="Standard">78,2,1.57,-0.43</text:p>
      <text:p text:style-name="Standard">79,2.429,0.988,-1.441</text:p>
      <text:p text:style-name="Standard">80,1.286,2.91,1.624</text:p>
      <text:p text:style-name="Standard">81,3.25,1.285,-1.965</text:p>
      <text:p text:style-name="Standard">82,3,2.882,-0.118</text:p>
      <text:p text:style-name="Standard">83,3,4.137,1.137</text:p>
      <text:p text:style-name="Standard">84,3,3.014,0.014</text:p>
      <text:p text:style-name="Standard">85,2.5,2.709,0.209</text:p>
      <text:p text:style-name="Standard">86,3.8,3.58,-0.22</text:p>
      <text:p text:style-name="Standard">87,0.6,1.439,0.839</text:p>
      <text:p text:style-name="Standard">88,3.8,3.682,-0.118</text:p>
      <text:p text:style-name="Standard">89,2.8,1.564,-1.236</text:p>
      <text:p text:style-name="Standard">90,1.8,2.581,0.781</text:p>
      <text:p text:style-name="Standard">91,3.6,3.152,-0.448</text:p>
      <text:p text:style-name="Standard">92,2.8,1.802,-0.998</text:p>
      <text:p text:style-name="Standard">93,0.4,2.068,1.668</text:p>
      <text:p text:style-name="Standard">94,2.6,2.167,-0.433</text:p>
      <text:p text:style-name="Standard">95,3,2.616,-0.384</text:p>
      <text:p text:style-name="Standard">96,1.4,1.515,0.115</text:p>
      <text:p text:style-name="Standard">97,1.4,1.048,-0.352</text:p>
      <text:p text:style-name="Standard">98,2,2.19,0.19</text:p>
      <text:p text:style-name="Standard">99,4.2,1.83,-2.37</text:p>
      <text:p text:style-name="Standard">100,1,1.702,0.702</text:p>
      <text:p text:style-name="Standard">101,2.4,3.51,1.11</text:p>
      <text:p text:style-name="Standard">102,1.8,1.854,0.054</text:p>
      <text:p text:style-name="Standard">103,0.6,2.48,1.88</text:p>
      <text:p text:style-name="Standard">104,3,3.412,0.412</text:p>
      <text:p text:style-name="Standard">105,3.4,3.406,0.006</text:p>
      <text:p text:style-name="Standard">106,1,1.7,0.7</text:p>
      <text:p text:style-name="Standard">107,2.4,2.572,0.172</text:p>
      <text:p text:style-name="Standard">108,4.4,2.622,-1.778</text:p>
      <text:p text:style-name="Standard">109,3,1.864,-1.136</text:p>
      <text:p text:style-name="Standard">110,2.6,2.682,0.082</text:p>
      <text:p text:style-name="Standard">111,1,1.633,0.633</text:p>
      <text:p text:style-name="Standard">112,1.5,2.021,0.521</text:p>
      <text:p text:style-name="Standard">113,1.25,1.769,0.519</text:p>
      <text:p text:style-name="Standard">114,3.25,2.766,-0.484</text:p>
      <text:p text:style-name="Standard">115,1.75,1.936,0.186</text:p>
      <text:p text:style-name="Standard">116,2,2.017,0.017</text:p>
      <text:p text:style-name="Standard">117,2.2,1.583,-0.617</text:p>
      <text:p text:style-name="Standard"><text:soft-page-break/>118,1.8,1.671,-0.129</text:p>
      <text:p text:style-name="Standard">119,1,1.828,0.828</text:p>
      <text:p text:style-name="Standard">120,0.6,1.759,1.159</text:p>
      <text:p text:style-name="Standard">121,2.2,1.847,-0.353</text:p>
      <text:p text:style-name="Standard">122,3.6,2.08,-1.52</text:p>
      <text:p text:style-name="Standard">123,0.8,1.113,0.313</text:p>
      <text:p text:style-name="Standard">124,3,3.93,0.93</text:p>
      <text:p text:style-name="Standard">125,1,2.66,1.66</text:p>
      <text:p text:style-name="Standard">126,4.167,1.649,-2.518</text:p>
      <text:p text:style-name="Standard">127,0,1.469,1.469</text:p>
      <text:p text:style-name="Standard">128,1.167,2.605,1.439</text:p>
      <text:p text:style-name="Standard">129,2.833,2.068,-0.765</text:p>
      <text:p text:style-name="Standard">130,3.167,3.781,0.614</text:p>
      <text:p text:style-name="Standard">131,1.5,0.737,-0.763</text:p>
      <text:p text:style-name="Standard">132,0.333,1.903,1.57</text:p>
      <text:p text:style-name="Standard">133,0.333,1.666,1.333</text:p>
      <text:p text:style-name="Standard">134,0.333,1.844,1.511</text:p>
      <text:p text:style-name="Standard">135,1.833,1.78,-0.054</text:p>
      <text:p text:style-name="Standard">136,3,3.285,0.285</text:p>
      <text:p text:style-name="Standard">137,1.6,2.146,0.546</text:p>
      <text:p text:style-name="Standard">138,1,2.417,1.417</text:p>
      <text:p text:style-name="Standard">139,1,1.681,0.681</text:p>
      <text:p text:style-name="Standard">140,2.8,2.588,-0.212</text:p>
      <text:p text:style-name="Standard">141,2.167,1.318,-0.849</text:p>
      <text:p text:style-name="Standard">142,3,2.654,-0.346</text:p>
      <text:p text:style-name="Standard">143,1.5,1.692,0.192</text:p>
      <text:p text:style-name="Standard">144,1,1.311,0.311</text:p>
      <text:p text:style-name="Standard">145,3.5,2.695,-0.805</text:p>
      <text:p text:style-name="Standard">146,3.833,3.089,-0.744</text:p>
      <text:p text:style-name="Standard">147,0.333,1.459,1.125</text:p>
      <text:p text:style-name="Standard">148,3.333,3.639,0.306</text:p>
      <text:p text:style-name="Standard">149,0.667,1.466,0.799</text:p>
      <text:p text:style-name="Standard">150,1.5,2.023,0.523</text:p>
      <text:p text:style-name="Standard">151,0.4,1.872,1.472</text:p>
      <text:p text:style-name="Standard">152,1.6,1.891,0.291</text:p>
      <text:p text:style-name="Standard">153,2.2,1.847,-0.353</text:p>
      <text:p text:style-name="Standard">154,2,2.621,0.621</text:p>
      <text:p text:style-name="Standard">155,2.6,2.888,0.288</text:p>
      <text:p text:style-name="Standard">156,4.167,1.886,-2.281</text:p>
      <text:p text:style-name="Standard">157,2.833,1.901,-0.932</text:p>
      <text:p text:style-name="Standard">158,3.833,3.675,-0.158</text:p>
      <text:p text:style-name="Standard">159,1,1.647,0.647</text:p>
      <text:p text:style-name="Standard">160,1.333,1.536,0.203</text:p>
      <text:p text:style-name="Standard">161,1.2,1.958,0.758</text:p>
      <text:p text:style-name="Standard">162,4.2,2.124,-2.076</text:p>
      <text:p text:style-name="Standard">163,4.2,1.635,-2.565</text:p>
      <text:p text:style-name="Standard">164,0.6,1.424,0.824</text:p>
      <text:p text:style-name="Standard">165,0.8,1.785,0.985</text:p>
      <text:p text:style-name="Standard">166,2.4,3.031,0.631</text:p>
      <text:p text:style-name="Standard">167,2.4,1.444,-0.956</text:p>
      <text:p text:style-name="Standard">168,0,1.274,1.274</text:p>
      <text:p text:style-name="Standard"><text:soft-page-break/>169,2.6,3.179,0.579</text:p>
      <text:p text:style-name="Standard">170,1.8,1.633,-0.167</text:p>
      <text:p text:style-name="Standard">171,1.833,1.652,-0.182</text:p>
      <text:p text:style-name="Standard">172,3.167,2.743,-0.423</text:p>
      <text:p text:style-name="Standard">173,1.667,2.788,1.122</text:p>
      <text:p text:style-name="Standard">174,0.5,1.45,0.95</text:p>
      <text:p text:style-name="Standard">175,2,2.14,0.14</text:p>
      <text:p text:style-name="Standard">176,1.6,2.181,0.581</text:p>
      <text:p text:style-name="Standard">177,1.2,1.366,0.166</text:p>
      <text:p text:style-name="Standard">178,2.2,1.971,-0.229</text:p>
      <text:p text:style-name="Standard">179,3.2,1.349,-1.851</text:p>
      <text:p text:style-name="Standard">180,2.6,1.55,-1.05</text:p>
      <text:p text:style-name="Standard">181,1,1.34,0.34</text:p>
      <text:p text:style-name="Standard">182,2.833,2.827,-0.006</text:p>
      <text:p text:style-name="Standard">183,4.833,3.086,-1.748</text:p>
      <text:p text:style-name="Standard">184,0.667,1.285,0.618</text:p>
      <text:p text:style-name="Standard">185,0.833,1.553,0.72</text:p>
      <text:p text:style-name="Standard">186,2.5,2.357,-0.143</text:p>
      <text:p text:style-name="Standard">187,1,2.578,1.578</text:p>
      <text:p text:style-name="Standard">188,1.667,1.941,0.274</text:p>
      <text:p text:style-name="Standard">189,2,2.179,0.179</text:p>
      <text:p text:style-name="Standard">190,1.833,2.017,0.183</text:p>
      <text:p text:style-name="Standard">191,2,2.154,0.154</text:p>
      <text:p text:style-name="Standard">192,2,1.679,-0.321</text:p>
      <text:p text:style-name="Standard">193,2.167,1.769,-0.397</text:p>
      <text:p text:style-name="Standard">194,1.833,1.299,-0.535</text:p>
      <text:p text:style-name="Standard">195,1.667,1.883,0.216</text:p>
      <text:p text:style-name="Standard">196,3.2,1.287,-1.913</text:p>
      <text:p text:style-name="Standard">197,1.4,1.559,0.159</text:p>
      <text:p text:style-name="Standard">198,0.4,1.583,1.183</text:p>
      <text:p text:style-name="Standard">199,4.6,1.798,-2.802</text:p>
      <text:p text:style-name="Standard">200,3,2.507,-0.493</text:p>
      <text:p text:style-name="Standard">201,2.333,2.496,0.163</text:p>
      <text:p text:style-name="Standard">202,1.167,1.203,0.036</text:p>
      <text:p text:style-name="Standard">203,1.5,2.45,0.95</text:p>
      <text:p text:style-name="Standard">204,4.333,2.408,-1.925</text:p>
      <text:p text:style-name="Standard">205,3.333,2.727,-0.606</text:p>
      <text:p text:style-name="Standard">206,0.2,1.256,1.056</text:p>
      <text:p text:style-name="Standard">207,2.6,1.731,-0.869</text:p>
      <text:p text:style-name="Standard">208,0.2,1.409,1.209</text:p>
      <text:p text:style-name="Standard">209,4.6,3.42,-1.18</text:p>
      <text:p text:style-name="Standard">210,2.8,1.423,-1.377</text:p>
      <text:p text:style-name="Standard">211,2,1.59,-0.41</text:p>
      <text:p text:style-name="Standard">212,1.75,1.865,0.115</text:p>
      <text:p text:style-name="Standard">213,4,1.216,-2.784</text:p>
      <text:p text:style-name="Standard">214,3.75,1.143,-2.607</text:p>
      <text:p text:style-name="Standard">215,3.25,2.804,-0.446</text:p>
      <text:p text:style-name="Standard">216,1.2,2.441,1.241</text:p>
      <text:p text:style-name="Standard">217,1.8,1.978,0.178</text:p>
      <text:p text:style-name="Standard">218,1.2,1.998,0.798</text:p>
      <text:p text:style-name="Standard">219,2,1.778,-0.222</text:p>
      <text:p text:style-name="Standard"><text:soft-page-break/>220,1.4,2.379,0.979</text:p>
      <text:p text:style-name="Standard">221,3.167,2.645,-0.522</text:p>
      <text:p text:style-name="Standard">222,1.833,1.548,-0.285</text:p>
      <text:p text:style-name="Standard">223,0.833,1.8,0.966</text:p>
      <text:p text:style-name="Standard">224,3.667,1.883,-1.783</text:p>
      <text:p text:style-name="Standard">225,3.333,1.93,-1.404</text:p>
      <text:p text:style-name="Standard">226,3.333,3.758,0.425</text:p>
      <text:p text:style-name="Standard">227,3.333,3.718,0.385</text:p>
      <text:p text:style-name="Standard">228,1.333,1.935,0.602</text:p>
      <text:p text:style-name="Standard">229,1.667,1.489,-0.178</text:p>
      <text:p text:style-name="Standard">230,2.667,3.182,0.516</text:p>
      <text:p text:style-name="Standard">231,2.2,1.157,-1.043</text:p>
      <text:p text:style-name="Standard">232,3.2,2.455,-0.745</text:p>
      <text:p text:style-name="Standard">233,1.6,2.482,0.882</text:p>
      <text:p text:style-name="Standard">234,2,2.876,0.876</text:p>
      <text:p text:style-name="Standard">235,1.4,1.589,0.189</text:p>
      <text:p text:style-name="Standard">236,1,1.6,0.6</text:p>
      <text:p text:style-name="Standard">237,1,2.223,1.223</text:p>
      <text:p text:style-name="Standard">238,0,1.138,1.138</text:p>
      <text:p text:style-name="Standard">239,2.25,2.559,0.309</text:p>
      <text:p text:style-name="Standard">240,2.25,1.752,-0.498</text:p>
      <text:p text:style-name="Standard">241,0,1.787,1.787</text:p>
      <text:p text:style-name="Standard">242,0.75,1.681,0.931</text:p>
      <text:p text:style-name="Standard">243,1,2.05,1.05</text:p>
      <text:p text:style-name="Standard">244,2.8,2.881,0.081</text:p>
      <text:p text:style-name="Standard">245,4.4,2.378,-2.022</text:p>
      <text:p text:style-name="Standard">246,2,1.621,-0.379</text:p>
      <text:p text:style-name="Standard">247,1.667,1.962,0.296</text:p>
      <text:p text:style-name="Standard">248,3.5,2.619,-0.881</text:p>
      <text:p text:style-name="Standard">249,3.333,2.352,-0.981</text:p>
      <text:p text:style-name="Standard">250,2.667,1.753,-0.914</text:p>
      <text:p text:style-name="Standard">251,2.167,2.114,-0.053</text:p>
      <text:p text:style-name="Standard">252,1,1.43,0.43</text:p>
      <text:p text:style-name="Standard">253,0.5,1.662,1.162</text:p>
      <text:p text:style-name="Standard">254,2.167,1.811,-0.356</text:p>
      <text:p text:style-name="Standard">255,2.667,1.718,-0.949</text:p>
      <text:p text:style-name="Standard">256,2,1.643,-0.357</text:p>
      <text:p text:style-name="Standard">257,3.5,1.981,-1.519</text:p>
      <text:p text:style-name="Standard">258,0.25,1.453,1.203</text:p>
      <text:p text:style-name="Standard">259,2.5,2.457,-0.043</text:p>
      <text:p text:style-name="Standard">260,1,1.509,0.509</text:p>
      <text:p text:style-name="Standard">261,4,2.268,-1.732</text:p>
      <text:p text:style-name="Standard">262,1.8,1.717,-0.083</text:p>
      <text:p text:style-name="Standard">263,1.6,1.958,0.358</text:p>
      <text:p text:style-name="Standard">264,0.75,1.424,0.674</text:p>
      <text:p text:style-name="Standard">265,3,3.25,0.25</text:p>
      <text:p text:style-name="Standard">266,1,1.194,0.194</text:p>
      <text:p text:style-name="Standard">267,1.167,1.201,0.035</text:p>
      <text:p text:style-name="Standard">268,0.833,1.573,0.74</text:p>
      <text:p text:style-name="Standard">269,0.833,1.466,0.633</text:p>
      <text:p text:style-name="Standard">270,3,1.311,-1.689</text:p>
      <text:p text:style-name="Standard"><text:soft-page-break/>271,3.2,2.301,-0.899</text:p>
      <text:p text:style-name="Standard">272,1.4,1.685,0.285</text:p>
      <text:p text:style-name="Standard">273,2.8,2.382,-0.418</text:p>
      <text:p text:style-name="Standard">274,4.2,1.791,-2.409</text:p>
      <text:p text:style-name="Standard">275,3,1.67,-1.33</text:p>
      <text:p text:style-name="Standard">276,2,1.954,-0.046</text:p>
      <text:p text:style-name="Standard">277,2.8,3.11,0.31</text:p>
      <text:p text:style-name="Standard">278,1.6,2.259,0.659</text:p>
      <text:p text:style-name="Standard">279,0.6,1.596,0.996</text:p>
      <text:p text:style-name="Standard">280,1.4,1.762,0.362</text:p>
      <text:p text:style-name="Standard">281,1.429,0.517,-0.912</text:p>
      <text:p text:style-name="Standard">282,1,2.242,1.242</text:p>
      <text:p text:style-name="Standard">283,4.714,3.421,-1.293</text:p>
      <text:p text:style-name="Standard">284,0.429,1.349,0.92</text:p>
      <text:p text:style-name="Standard">285,0.286,1.68,1.394</text:p>
      <text:p text:style-name="Standard">286,3,2.409,-0.591</text:p>
      <text:p text:style-name="Standard">287,2,1.434,-0.566</text:p>
      <text:p text:style-name="Standard">288,0,1.357,1.357</text:p>
      <text:p text:style-name="Standard">289,2.2,1.947,-0.253</text:p>
      <text:p text:style-name="Standard">290,4.2,2.024,-2.176</text:p>
      <text:p text:style-name="Standard">291,4.2,2.847,-1.353</text:p>
      <text:p text:style-name="Standard">292,0.2,1.262,1.062</text:p>
      <text:p text:style-name="Standard">293,2.4,2.441,0.041</text:p>
      <text:p text:style-name="Standard">294,0.4,2.043,1.643</text:p>
      <text:p text:style-name="Standard">295,1.2,2.199,0.999</text:p>
      <text:p text:style-name="Standard">296,3.8,2.655,-1.145</text:p>
      <text:p text:style-name="Standard">297,1,1.953,0.953</text:p>
      <text:p text:style-name="Standard">298,1.6,2.013,0.413</text:p>
      <text:p text:style-name="Standard">299,4.4,2.324,-2.076</text:p>
      <text:p text:style-name="Standard">300,1.8,1.909,0.109</text:p>
      <text:p text:style-name="Standard">301,0.6,1.95,1.35</text:p>
      <text:p text:style-name="Standard">302,0,0.959,0.959</text:p>
      <text:p text:style-name="Standard">303,3.8,3.089,-0.711</text:p>
      <text:p text:style-name="Standard">304,0.4,1.359,0.959</text:p>
      <text:p text:style-name="Standard">305,0.6,1.685,1.085</text:p>
      <text:p text:style-name="Standard">306,4.4,3.017,-1.383</text:p>
      <text:p text:style-name="Standard">307,1.2,0.791,-0.409</text:p>
      <text:p text:style-name="Standard">308,1.2,2.699,1.499</text:p>
      <text:p text:style-name="Standard">309,3.4,2.819,-0.581</text:p>
      <text:p text:style-name="Standard">310,2.6,2.723,0.123</text:p>
      <text:p text:style-name="Standard">311,1.2,1.938,0.738</text:p>
      <text:p text:style-name="Standard">312,1.2,1.827,0.627</text:p>
      <text:p text:style-name="Standard">313,3.4,3.038,-0.362</text:p>
      <text:p text:style-name="Standard">314,1.2,1.524,0.324</text:p>
      <text:p text:style-name="Standard">315,1.2,2.461,1.261</text:p>
      <text:p text:style-name="Standard">316,1.4,1.868,0.468</text:p>
      <text:p text:style-name="Standard">317,2,1.841,-0.159</text:p>
      <text:p text:style-name="Standard">318,0.8,1.383,0.583</text:p>
      <text:p text:style-name="Standard">319,2.8,2.119,-0.681</text:p>
      <text:p text:style-name="Standard">320,3,2.635,-0.365</text:p>
      <text:p text:style-name="Standard">321,1.167,2.157,0.991</text:p>
      <text:p text:style-name="Standard"><text:soft-page-break/>322,4.167,3.48,-0.687</text:p>
      <text:p text:style-name="Standard">323,0.167,1.637,1.47</text:p>
      <text:p text:style-name="Standard">324,2,2.295,0.295</text:p>
      <text:p text:style-name="Standard">325,1,0.998,-0.002</text:p>
      <text:p text:style-name="Standard">326,2,2.68,0.68</text:p>
      <text:p text:style-name="Standard">327,2,1.479,-0.521</text:p>
      <text:p text:style-name="Standard">328,3.2,1.59,-1.61</text:p>
      <text:p text:style-name="Standard">329,3.8,2.359,-1.441</text:p>
      <text:p text:style-name="Standard">330,0.6,1.592,0.992</text:p>
      <text:p text:style-name="Standard">331,3.833,2.162,-1.672</text:p>
      <text:p text:style-name="Standard">332,1.5,1.583,0.083</text:p>
      <text:p text:style-name="Standard">333,0.167,0.936,0.769</text:p>
      <text:p text:style-name="Standard">334,2.833,2.042,-0.791</text:p>
      <text:p text:style-name="Standard">335,2,1.357,-0.643</text:p>
      <text:p text:style-name="Standard">336,1,1.547,0.547</text:p>
      <text:p text:style-name="Standard">337,3.667,3.082,-0.585</text:p>
      <text:p text:style-name="Standard">338,1.167,2.164,0.997</text:p>
      <text:p text:style-name="Standard">339,1.5,2.039,0.539</text:p>
      <text:p text:style-name="Standard">340,2,1.692,-0.308</text:p>
      <text:p text:style-name="Standard">341,0.2,1.444,1.244</text:p>
      <text:p text:style-name="Standard">342,3.2,2.466,-0.734</text:p>
      <text:p text:style-name="Standard">343,4.2,2.98,-1.22</text:p>
      <text:p text:style-name="Standard">344,2.4,2.386,-0.014</text:p>
      <text:p text:style-name="Standard">345,4.8,4.071,-0.729</text:p>
      <text:p text:style-name="Standard">346,0.4,1.827,1.427</text:p>
      <text:p text:style-name="Standard">347,1.2,2.901,1.701</text:p>
      <text:p text:style-name="Standard">348,1.2,1.743,0.543</text:p>
      <text:p text:style-name="Standard">349,3.4,1.931,-1.469</text:p>
      <text:p text:style-name="Standard">350,1,2.814,1.814</text:p>
      <text:p text:style-name="Standard">351,0.286,1.325,1.04</text:p>
      <text:p text:style-name="Standard">352,4.429,2.373,-2.056</text:p>
      <text:p text:style-name="Standard">353,3.286,2.735,-0.551</text:p>
      <text:p text:style-name="Standard">354,1.143,1.857,0.714</text:p>
      <text:p text:style-name="Standard">355,1.143,2.022,0.88</text:p>
      <text:p text:style-name="Standard">356,4,2.069,-1.931</text:p>
      <text:p text:style-name="Standard">357,1.5,1.501,0.001</text:p>
      <text:p text:style-name="Standard">358,0.333,1.006,0.673</text:p>
      <text:p text:style-name="Standard">359,0.333,1.061,0.728</text:p>
      <text:p text:style-name="Standard">360,0.667,0.935,0.268</text:p>
      <text:p text:style-name="Standard">361,2,2.19,0.19</text:p>
      <text:p text:style-name="Standard">362,1.6,2.147,0.547</text:p>
      <text:p text:style-name="Standard">363,0.8,1.882,1.082</text:p>
      <text:p text:style-name="Standard">364,3.6,2.589,-1.011</text:p>
      <text:p text:style-name="Standard">365,0.6,1.081,0.481</text:p>
      <text:p text:style-name="Standard">366,0.667,1.475,0.808</text:p>
      <text:p text:style-name="Standard">367,2.5,2.759,0.259</text:p>
      <text:p text:style-name="Standard">368,3.333,1.937,-1.396</text:p>
      <text:p text:style-name="Standard">369,3.333,2.477,-0.856</text:p>
      <text:p text:style-name="Standard">370,0.833,1.985,1.152</text:p>
      <text:p text:style-name="Standard">371,1,1.624,0.624</text:p>
      <text:p text:style-name="Standard">372,2,1.748,-0.252</text:p>
      <text:p text:style-name="Standard"><text:soft-page-break/>373,1.4,2.188,0.788</text:p>
      <text:p text:style-name="Standard">374,1.6,2.036,0.436</text:p>
      <text:p text:style-name="Standard">375,1.6,2.534,0.934</text:p>
      <text:p text:style-name="Standard">376,3,2.514,-0.486</text:p>
      <text:p text:style-name="Standard">377,0.333,1.952,1.618</text:p>
      <text:p text:style-name="Standard">378,1.167,1.922,0.755</text:p>
      <text:p text:style-name="Standard">379,3.667,2.482,-1.185</text:p>
      <text:p text:style-name="Standard">380,3.333,3.513,0.179</text:p>
      <text:p text:style-name="Standard">381,0.8,1.363,0.563</text:p>
      <text:p text:style-name="Standard">382,2.6,2.49,-0.11</text:p>
      <text:p text:style-name="Standard">383,3.4,2.166,-1.234</text:p>
      <text:p text:style-name="Standard">384,1.4,1.855,0.455</text:p>
      <text:p text:style-name="Standard">385,4.2,2.166,-2.034</text:p>
      <text:p text:style-name="Standard">386,1.833,2.526,0.693</text:p>
      <text:p text:style-name="Standard">387,2.167,1.588,-0.579</text:p>
      <text:p text:style-name="Standard">388,0.667,1.473,0.807</text:p>
      <text:p text:style-name="Standard">389,1.667,2.199,0.532</text:p>
      <text:p text:style-name="Standard">390,2.667,1.829,-0.838</text:p>
      <text:p text:style-name="Standard">391,1.25,1.913,0.663</text:p>
      <text:p text:style-name="Standard">392,0,1.49,1.49</text:p>
      <text:p text:style-name="Standard">393,2,2.159,0.159</text:p>
      <text:p text:style-name="Standard">394,3.75,2.625,-1.125</text:p>
      <text:p text:style-name="Standard">395,2.25,2.268,0.018</text:p>
      <text:p text:style-name="Standard">396,0.167,2.144,1.978</text:p>
      <text:p text:style-name="Standard">397,0.167,1.328,1.161</text:p>
      <text:p text:style-name="Standard">398,1.167,2.157,0.99</text:p>
      <text:p text:style-name="Standard">399,2,1.831,-0.169</text:p>
      <text:p text:style-name="Standard">400,1.5,1.871,0.371</text:p>
      <text:p text:style-name="Standard">401,0.8,2.01,1.21</text:p>
      <text:p text:style-name="Standard">402,2.4,2.211,-0.189</text:p>
      <text:p text:style-name="Standard">403,0.8,1.363,0.563</text:p>
      <text:p text:style-name="Standard">404,2.2,1.893,-0.307</text:p>
      <text:p text:style-name="Standard">405,2.2,2.698,0.498</text:p>
      <text:p text:style-name="Standard">406,3.833,2.213,-1.62</text:p>
      <text:p text:style-name="Standard">407,1,2.174,1.174</text:p>
      <text:p text:style-name="Standard">408,2.5,1.88,-0.62</text:p>
      <text:p text:style-name="Standard">409,3.833,1.459,-2.374</text:p>
      <text:p text:style-name="Standard">410,2.833,2.494,-0.34</text:p>
      <text:p text:style-name="Standard">411,1.833,2.273,0.44</text:p>
      <text:p text:style-name="Standard">412,2.833,3.248,0.415</text:p>
      <text:p text:style-name="Standard">413,2.167,2.112,-0.054</text:p>
      <text:p text:style-name="Standard">414,3,3.997,0.997</text:p>
      <text:p text:style-name="Standard">415,3,2.341,-0.659</text:p>
      <text:p text:style-name="Standard">416,3.2,1.39,-1.81</text:p>
      <text:p text:style-name="Standard">417,1.4,2.294,0.894</text:p>
      <text:p text:style-name="Standard">418,1.4,2.015,0.615</text:p>
      <text:p text:style-name="Standard">419,3,1.651,-1.349</text:p>
      <text:p text:style-name="Standard">420,2.6,2.334,-0.266</text:p>
      <text:p text:style-name="Standard">421,0.333,1.232,0.899</text:p>
      <text:p text:style-name="Standard">422,4.167,3.566,-0.6</text:p>
      <text:p text:style-name="Standard">423,3.167,2.6,-0.566</text:p>
      <text:p text:style-name="Standard"><text:soft-page-break/>424,0,0.993,0.993</text:p>
      <text:p text:style-name="Standard">425,4.5,4.124,-0.376</text:p>
      <text:p text:style-name="Standard">426,3.6,2.802,-0.798</text:p>
      <text:p text:style-name="Standard">427,3,1.866,-1.134</text:p>
      <text:p text:style-name="Standard">428,3.4,1.782,-1.618</text:p>
      <text:p text:style-name="Standard">429,3.8,2.37,-1.43</text:p>
      <text:p text:style-name="Standard">430,1.2,2.4,1.2</text:p>
      <text:p text:style-name="Standard">431,1,1.08,0.08</text:p>
      <text:p text:style-name="Standard">432,1,1.546,0.546</text:p>
      <text:p text:style-name="Standard">433,2.5,2.463,-0.037</text:p>
      <text:p text:style-name="Standard">434,1.667,1.762,0.095</text:p>
      <text:p text:style-name="Standard">435,2.833,2.141,-0.693</text:p>
      <text:p text:style-name="Standard">436,1.6,2.797,1.197</text:p>
      <text:p text:style-name="Standard">437,2.2,1.95,-0.25</text:p>
      <text:p text:style-name="Standard">438,2.4,2.472,0.072</text:p>
      <text:p text:style-name="Standard">439,3,2.029,-0.971</text:p>
      <text:p text:style-name="Standard">440,0.4,1.243,0.843</text:p>
      <text:p text:style-name="Standard">441,2.833,2.655,-0.178</text:p>
      <text:p text:style-name="Standard">442,3.667,2.587,-1.079</text:p>
      <text:p text:style-name="Standard">443,4.667,3.205,-1.462</text:p>
      <text:p text:style-name="Standard">444,1.333,1.336,0.002</text:p>
      <text:p text:style-name="Standard">445,1,1.63,0.63</text:p>
      <text:p text:style-name="Standard">446,3,2.931,-0.069</text:p>
      <text:p text:style-name="Standard">447,0.6,1.898,1.298</text:p>
      <text:p text:style-name="Standard">448,2,2.255,0.255</text:p>
      <text:p text:style-name="Standard">449,3.2,2.473,-0.727</text:p>
      <text:p text:style-name="Standard">450,3,1.703,-1.297</text:p>
      <text:p text:style-name="Standard">451,0.4,1.538,1.138</text:p>
      <text:p text:style-name="Standard">452,4.4,2.49,-1.91</text:p>
      <text:p text:style-name="Standard">453,1.4,1.612,0.212</text:p>
      <text:p text:style-name="Standard">454,1.4,3.35,1.95</text:p>
      <text:p text:style-name="Standard">455,1.8,1.329,-0.471</text:p>
      <text:p text:style-name="Standard">456,2,1.958,-0.042</text:p>
      <text:p text:style-name="Standard">457,1.4,1.813,0.413</text:p>
      <text:p text:style-name="Standard">458,2.6,2.895,0.295</text:p>
      <text:p text:style-name="Standard">459,3.4,2.722,-0.678</text:p>
      <text:p text:style-name="Standard">460,2.8,2.609,-0.191</text:p>
      <text:p text:style-name="Standard">461,1.2,1.06,-0.14</text:p>
      <text:p text:style-name="Standard">462,1.4,1.897,0.497</text:p>
      <text:p text:style-name="Standard">463,2.2,1.578,-0.622</text:p>
      <text:p text:style-name="Standard">464,3.4,2.279,-1.121</text:p>
      <text:p text:style-name="Standard">465,3,3.66,0.66</text:p>
      <text:p text:style-name="Standard">466,2.8,2.139,-0.661</text:p>
      <text:p text:style-name="Standard">467,4.2,2.881,-1.319</text:p>
      <text:p text:style-name="Standard">468,2.8,3.286,0.486</text:p>
      <text:p text:style-name="Standard">469,3.2,2.544,-0.656</text:p>
      <text:p text:style-name="Standard">470,3,1.986,-1.014</text:p>
      <text:p text:style-name="Standard">471,1,1.535,0.535</text:p>
      <text:p text:style-name="Standard">472,1,1.183,0.183</text:p>
      <text:p text:style-name="Standard">473,1.167,1.402,0.235</text:p>
      <text:p text:style-name="Standard">474,3.5,1.967,-1.533</text:p>
      <text:p text:style-name="Standard"><text:soft-page-break/>475,1.5,1.741,0.241</text:p>
      <text:p text:style-name="Standard">476,2,2.221,0.221</text:p>
      <text:p text:style-name="Standard">477,1.6,1.661,0.061</text:p>
      <text:p text:style-name="Standard">478,1.2,1.498,0.298</text:p>
      <text:p text:style-name="Standard">479,0.6,1.823,1.223</text:p>
      <text:p text:style-name="Standard">480,5,2.229,-2.771</text:p>
      <text:p text:style-name="Standard">481,2.2,2.318,0.118</text:p>
      <text:p text:style-name="Standard">482,1.2,2.346,1.146</text:p>
      <text:p text:style-name="Standard">483,1.2,2.056,0.856</text:p>
      <text:p text:style-name="Standard">484,3.2,2.859,-0.341</text:p>
      <text:p text:style-name="Standard">485,1,1.671,0.671</text:p>
      <text:p text:style-name="Standard">486,1.667,1.661,-0.006</text:p>
      <text:p text:style-name="Standard">487,2.667,2.576,-0.091</text:p>
      <text:p text:style-name="Standard">488,2.5,1.704,-0.796</text:p>
      <text:p text:style-name="Standard">489,0.833,1.206,0.373</text:p>
      <text:p text:style-name="Standard">490,2,2.492,0.492</text:p>
      <text:p text:style-name="Standard">491,5,5.184,0.184</text:p>
      <text:p text:style-name="Standard">492,1.167,1.381,0.214</text:p>
      <text:p text:style-name="Standard">493,2.333,2.393,0.059</text:p>
      <text:p text:style-name="Standard">494,4.833,1.756,-3.077</text:p>
      <text:p text:style-name="Standard">495,3,2.23,-0.77</text:p>
      <text:p text:style-name="Standard">496,2.6,2.191,-0.409</text:p>
      <text:p text:style-name="Standard">497,4,2.662,-1.338</text:p>
      <text:p text:style-name="Standard">498,2,1.406,-0.594</text:p>
      <text:p text:style-name="Standard">499,3.2,3.004,-0.196</text:p>
      <text:p text:style-name="Standard">500,3.4,2.408,-0.992</text:p>
      <text:p text:style-name="Standard">501,2.4,1.942,-0.458</text:p>
      <text:p text:style-name="Standard">502,0,0.391,0.391</text:p>
      <text:p text:style-name="Standard">503,2.2,1.927,-0.273</text:p>
      <text:p text:style-name="Standard">504,2.6,1.853,-0.747</text:p>
      <text:p text:style-name="Standard">505,3.2,1.728,-1.472</text:p>
      <text:p text:style-name="Standard">506,4,2.635,-1.365</text:p>
      <text:p text:style-name="Standard">507,2.4,2.264,-0.136</text:p>
      <text:p text:style-name="Standard">508,2,2.589,0.589</text:p>
      <text:p text:style-name="Standard">509,1.4,1.616,0.216</text:p>
      <text:p text:style-name="Standard">510,1.8,2.024,0.224</text:p>
      <text:p text:style-name="Standard">511,2,2.346,0.346</text:p>
      <text:p text:style-name="Standard">512,0.8,2.745,1.945</text:p>
      <text:p text:style-name="Standard">513,2,1.97,-0.03</text:p>
      <text:p text:style-name="Standard">514,1.2,2.192,0.992</text:p>
      <text:p text:style-name="Standard">515,1,3.02,2.02</text:p>
      <text:p text:style-name="Standard">516,4.2,1.957,-2.243</text:p>
      <text:p text:style-name="Standard">517,0.4,1.103,0.703</text:p>
      <text:p text:style-name="Standard">518,1.8,1.487,-0.313</text:p>
      <text:p text:style-name="Standard">519,1.6,1.993,0.393</text:p>
      <text:p text:style-name="Standard">520,5,2.698,-2.302</text:p>
      <text:p text:style-name="Standard">521,1,1.666,0.666</text:p>
      <text:p text:style-name="Standard">522,1.333,2.333,1</text:p>
      <text:p text:style-name="Standard">523,1.333,0.906,-0.428</text:p>
      <text:p text:style-name="Standard">524,0.667,1.866,1.199</text:p>
      <text:p text:style-name="Standard">525,0.333,1.379,1.046</text:p>
      <text:p text:style-name="Standard"><text:soft-page-break/>526,2,2.49,0.49</text:p>
      <text:p text:style-name="Standard">527,0,1.667,1.667</text:p>
      <text:p text:style-name="Standard">528,3,1.929,-1.071</text:p>
      <text:p text:style-name="Standard">529,4.333,2.849,-1.484</text:p>
      <text:p text:style-name="Standard">530,0,1.394,1.394</text:p>
      <text:p text:style-name="Standard">531,4.8,2.954,-1.846</text:p>
      <text:p text:style-name="Standard">532,1.2,1.687,0.487</text:p>
      <text:p text:style-name="Standard">533,3,2.502,-0.498</text:p>
      <text:p text:style-name="Standard">534,0.8,1.475,0.675</text:p>
      <text:p text:style-name="Standard">535,1,1.686,0.686</text:p>
      <text:p text:style-name="Standard">536,3.6,1.541,-2.059</text:p>
      <text:p text:style-name="Standard">537,0.8,0.777,-0.023</text:p>
      <text:p text:style-name="Standard">538,2,1.579,-0.421</text:p>
      <text:p text:style-name="Standard">539,1,1.994,0.994</text:p>
      <text:p text:style-name="Standard">540,0.4,1.42,1.02</text:p>
      <text:p text:style-name="Standard">541,4.6,3.475,-1.125</text:p>
      <text:p text:style-name="Standard">542,0,0.478,0.478</text:p>
      <text:p text:style-name="Standard">543,0,0.398,0.398</text:p>
      <text:p text:style-name="Standard">544,1,1.352,0.352</text:p>
      <text:p text:style-name="Standard">545,2.8,2.074,-0.726</text:p>
      <text:p text:style-name="Standard">546,0.5,1.428,0.928</text:p>
      <text:p text:style-name="Standard">547,1.25,2.021,0.771</text:p>
      <text:p text:style-name="Standard">548,1.25,2.002,0.752</text:p>
      <text:p text:style-name="Standard">549,0,1.353,1.353</text:p>
      <text:p text:style-name="Standard">550,2.25,2.456,0.206</text:p>
      <text:p text:style-name="Standard">551,1,2.384,1.384</text:p>
      <text:p text:style-name="Standard">552,1,1.877,0.877</text:p>
      <text:p text:style-name="Standard">553,1.333,2.338,1.005</text:p>
      <text:p text:style-name="Standard">554,1.833,2.599,0.766</text:p>
      <text:p text:style-name="Standard">555,1.333,2.115,0.782</text:p>
      <text:p text:style-name="Standard">556,2,2.383,0.383</text:p>
      <text:p text:style-name="Standard">557,3,3.332,0.332</text:p>
      <text:p text:style-name="Standard">558,1.8,1.595,-0.205</text:p>
      <text:p text:style-name="Standard">559,0,0.783,0.783</text:p>
      <text:p text:style-name="Standard">560,2.4,2.138,-0.262</text:p>
      <text:p text:style-name="Standard">561,3.2,2.708,-0.492</text:p>
      <text:p text:style-name="Standard">562,3.2,2.821,-0.379</text:p>
      <text:p text:style-name="Standard">563,4.2,5.081,0.881</text:p>
      <text:p text:style-name="Standard">564,0.6,1.518,0.918</text:p>
      <text:p text:style-name="Standard">565,0.2,0.525,0.325</text:p>
      <text:p text:style-name="Standard">566,3.25,2.123,-1.127</text:p>
      <text:p text:style-name="Standard">567,2.5,2.112,-0.388</text:p>
      <text:p text:style-name="Standard">568,2,1.758,-0.242</text:p>
      <text:p text:style-name="Standard">569,4.25,2.306,-1.944</text:p>
      <text:p text:style-name="Standard">570,2.25,0.976,-1.274</text:p>
      <text:p text:style-name="Standard">571,4,3.567,-0.433</text:p>
      <text:p text:style-name="Standard">572,0.4,1.725,1.325</text:p>
      <text:p text:style-name="Standard">573,1.2,2.25,1.05</text:p>
      <text:p text:style-name="Standard">574,1.4,2.632,1.232</text:p>
      <text:p text:style-name="Standard">575,0,0.611,0.611</text:p>
      <text:p text:style-name="Standard">576,1,2.103,1.103</text:p>
      <text:p text:style-name="Standard"><text:soft-page-break/>577,3.8,2.692,-1.108</text:p>
      <text:p text:style-name="Standard">578,1.6,1.195,-0.405</text:p>
      <text:p text:style-name="Standard">579,3.8,1.849,-1.951</text:p>
      <text:p text:style-name="Standard">580,2.4,1.478,-0.922</text:p>
      <text:p text:style-name="Standard">581,2.6,1.873,-0.727</text:p>
      <text:p text:style-name="Standard">582,2.8,2.159,-0.641</text:p>
      <text:p text:style-name="Standard">583,3.8,3.097,-0.703</text:p>
      <text:p text:style-name="Standard">584,4.4,1.029,-3.371</text:p>
      <text:p text:style-name="Standard">585,4.2,2.424,-1.776</text:p>
      <text:p text:style-name="Standard">586,2,2.629,0.629</text:p>
      <text:p text:style-name="Standard">587,3.75,2.505,-1.245</text:p>
      <text:p text:style-name="Standard">588,4.5,3.177,-1.323</text:p>
      <text:p text:style-name="Standard">589,0.75,1.686,0.936</text:p>
      <text:p text:style-name="Standard">590,2.25,2.72,0.47</text:p>
      <text:p text:style-name="Standard">591,2,1.841,-0.159</text:p>
      <text:p text:style-name="Standard">592,2,1.778,-0.222</text:p>
      <text:p text:style-name="Standard">593,2,2.308,0.308</text:p>
      <text:p text:style-name="Standard">594,2,2.853,0.853</text:p>
      <text:p text:style-name="Standard">595,2,2.723,0.723</text:p>
      <text:p text:style-name="Standard">596,0.6,1.964,1.364</text:p>
      <text:p text:style-name="Standard">597,2.8,2.248,-0.552</text:p>
      <text:p text:style-name="Standard">598,1.8,1.043,-0.757</text:p>
      <text:p text:style-name="Standard">599,1.8,1.017,-0.783</text:p>
      <text:p text:style-name="Standard">600,2,1.249,-0.751</text:p>
      <text:p text:style-name="Standard">601,2.667,2.13,-0.537</text:p>
      <text:p text:style-name="Standard">602,1.75,1.697,-0.053</text:p>
      <text:p text:style-name="Standard">603,0.25,1.109,0.859</text:p>
      <text:p text:style-name="Standard">604,4.5,2.497,-2.003</text:p>
      <text:p text:style-name="Standard">605,3,2.528,-0.472</text:p>
      <text:p text:style-name="Standard">606,3,2.032,-0.968</text:p>
      <text:p text:style-name="Standard">607,3.8,1.924,-1.876</text:p>
      <text:p text:style-name="Standard">608,3.8,1.533,-2.267</text:p>
      <text:p text:style-name="Standard">609,1.6,2.292,0.692</text:p>
      <text:p text:style-name="Standard">610,1.6,1.892,0.292</text:p>
      <text:p text:style-name="Standard">611,2,1.066,-0.934</text:p>
      <text:p text:style-name="Standard">612,2.2,0.474,-1.726</text:p>
      <text:p text:style-name="Standard">613,2.2,3.081,0.881</text:p>
      <text:p text:style-name="Standard">614,3.8,2.834,-0.966</text:p>
      <text:p text:style-name="Standard">615,4.4,2.824,-1.576</text:p>
      <text:p text:style-name="Standard">616,2.75,2.297,-0.453</text:p>
      <text:p text:style-name="Standard">617,1.5,2.394,0.894</text:p>
      <text:p text:style-name="Standard">618,4.5,2.627,-1.873</text:p>
      <text:p text:style-name="Standard">619,0.5,0.93,0.43</text:p>
      <text:p text:style-name="Standard">620,1.75,2.134,0.384</text:p>
      <text:p text:style-name="Standard">621,1.167,1.785,0.618</text:p>
      <text:p text:style-name="Standard">622,3.167,1.997,-1.17</text:p>
      <text:p text:style-name="Standard">623,0.667,1.372,0.706</text:p>
      <text:p text:style-name="Standard">624,1.167,1.479,0.312</text:p>
      <text:p text:style-name="Standard">625,3.167,2.454,-0.713</text:p>
      <text:p text:style-name="Standard">626,2.167,1.61,-0.556</text:p>
      <text:p text:style-name="Standard">627,2.333,1.043,-1.29</text:p>
      <text:p text:style-name="Standard"><text:soft-page-break/>628,1.333,2.611,1.277</text:p>
      <text:p text:style-name="Standard">629,2.833,2.515,-0.319</text:p>
      <text:p text:style-name="Standard">630,0.667,1.167,0.5</text:p>
      <text:p text:style-name="Standard">631,2.8,1.547,-1.253</text:p>
      <text:p text:style-name="Standard">632,1.2,0.844,-0.356</text:p>
      <text:p text:style-name="Standard">633,2.2,1.761,-0.439</text:p>
      <text:p text:style-name="Standard">634,1.6,2.04,0.44</text:p>
      <text:p text:style-name="Standard">635,0.4,1.471,1.071</text:p>
      <text:p text:style-name="Standard">636,3.333,1.553,-1.781</text:p>
      <text:p text:style-name="Standard">637,3.333,3.427,0.094</text:p>
      <text:p text:style-name="Standard">638,3.333,2.589,-0.744</text:p>
      <text:p text:style-name="Standard">639,1.833,1.872,0.039</text:p>
      <text:p text:style-name="Standard">640,3.667,1.89,-1.777</text:p>
      <text:p text:style-name="Standard">641,1.6,1.97,0.37</text:p>
      <text:p text:style-name="Standard">642,1.4,2.106,0.706</text:p>
      <text:p text:style-name="Standard">643,1.4,2.136,0.736</text:p>
      <text:p text:style-name="Standard">644,1.6,2.053,0.453</text:p>
      <text:p text:style-name="Standard">645,1.4,2.177,0.777</text:p>
      <text:p text:style-name="Standard">646,0.6,0.722,0.122</text:p>
      <text:p text:style-name="Standard">647,3,2.414,-0.586</text:p>
      <text:p text:style-name="Standard">648,0.167,1.275,1.108</text:p>
      <text:p text:style-name="Standard">649,2.833,1.711,-1.122</text:p>
      <text:p text:style-name="Standard">650,0.167,1.68,1.513</text:p>
      <text:p text:style-name="Standard">651,2,1.556,-0.444</text:p>
      <text:p text:style-name="Standard">652,0.667,1.398,0.731</text:p>
      <text:p text:style-name="Standard">653,0.667,0.982,0.315</text:p>
      <text:p text:style-name="Standard">654,3,2.133,-0.867</text:p>
      <text:p text:style-name="Standard">655,2.333,2.111,-0.223</text:p>
      <text:p text:style-name="Standard">656,1.2,1.93,0.73</text:p>
      <text:p text:style-name="Standard">657,1.8,1.521,-0.279</text:p>
      <text:p text:style-name="Standard">658,2.2,3.029,0.829</text:p>
      <text:p text:style-name="Standard">659,0.6,1.427,0.827</text:p>
      <text:p text:style-name="Standard">660,1.8,2.185,0.385</text:p>
      <text:p text:style-name="Standard">661,2.2,2.499,0.299</text:p>
      <text:p text:style-name="Standard">662,2.6,2.434,-0.166</text:p>
      <text:p text:style-name="Standard">663,2.6,1.678,-0.922</text:p>
      <text:p text:style-name="Standard">664,1.8,1.637,-0.163</text:p>
      <text:p text:style-name="Standard">665,1.4,1.921,0.521</text:p>
      <text:p text:style-name="Standard">666,2.8,1.781,-1.019</text:p>
      <text:p text:style-name="Standard">667,2.8,1.848,-0.952</text:p>
      <text:p text:style-name="Standard">668,2.8,1.91,-0.89</text:p>
      <text:p text:style-name="Standard">669,3.6,2.687,-0.913</text:p>
      <text:p text:style-name="Standard">670,2.8,1.679,-1.121</text:p>
      <text:p text:style-name="Standard">671,4.4,3.377,-1.023</text:p>
      <text:p text:style-name="Standard">672,0.6,1.611,1.011</text:p>
      <text:p text:style-name="Standard">673,1.4,1.846,0.446</text:p>
      <text:p text:style-name="Standard">674,1,2.141,1.141</text:p>
      <text:p text:style-name="Standard">675,0,0.749,0.749</text:p>
      <text:p text:style-name="Standard">676,2.2,1.718,-0.482</text:p>
      <text:p text:style-name="Standard">677,2.6,1.205,-1.395</text:p>
      <text:p text:style-name="Standard">678,1.6,1.901,0.301</text:p>
      <text:p text:style-name="Standard"><text:soft-page-break/>679,1.6,1.904,0.304</text:p>
      <text:p text:style-name="Standard">680,2.2,1.769,-0.431</text:p>
      <text:p text:style-name="Standard">681,3.833,3.917,0.084</text:p>
      <text:p text:style-name="Standard">682,1.833,1.816,-0.017</text:p>
      <text:p text:style-name="Standard">683,4,3.455,-0.545</text:p>
      <text:p text:style-name="Standard">684,1.667,1.834,0.167</text:p>
      <text:p text:style-name="Standard">685,1.667,1.804,0.137</text:p>
      <text:p text:style-name="Standard">686,2.6,1.897,-0.703</text:p>
      <text:p text:style-name="Standard">687,1.8,2.355,0.555</text:p>
      <text:p text:style-name="Standard">688,2.4,1.714,-0.686</text:p>
      <text:p text:style-name="Standard">689,2.4,2.024,-0.376</text:p>
      <text:p text:style-name="Standard">690,2.6,1.703,-0.897</text:p>
      <text:p text:style-name="Standard">691,1.333,2.206,0.872</text:p>
      <text:p text:style-name="Standard">692,1.333,1.681,0.348</text:p>
      <text:p text:style-name="Standard">693,1.167,2.205,1.039</text:p>
      <text:p text:style-name="Standard">694,1.167,2.036,0.87</text:p>
      <text:p text:style-name="Standard">695,1.167,2.53,1.363</text:p>
      <text:p text:style-name="Standard">696,1.167,1.964,0.797</text:p>
      <text:p text:style-name="Standard">697,1.5,1.93,0.43</text:p>
      <text:p text:style-name="Standard">698,1.167,1.172,0.005</text:p>
      <text:p text:style-name="Standard">699,3.333,2.38,-0.953</text:p>
      <text:p text:style-name="Standard">700,2,2.306,0.306</text:p>
      <text:p text:style-name="Standard">701,0.2,0.295,0.095</text:p>
      <text:p text:style-name="Standard">702,0.2,0.26,0.06</text:p>
      <text:p text:style-name="Standard">703,0.8,1.281,0.481</text:p>
      <text:p text:style-name="Standard">704,0.2,0.639,0.439</text:p>
      <text:p text:style-name="Standard">705,0.6,0.673,0.073</text:p>
      <text:p text:style-name="Standard">706,0.6,1.614,1.014</text:p>
      <text:p text:style-name="Standard">707,0.2,1.488,1.288</text:p>
      <text:p text:style-name="Standard">708,0.2,1.82,1.62</text:p>
      <text:p text:style-name="Standard">709,1,1.866,0.866</text:p>
      <text:p text:style-name="Standard">710,0.2,1.822,1.622</text:p>
      <text:p text:style-name="Standard">711,0.8,1.288,0.488</text:p>
      <text:p text:style-name="Standard">712,0.8,1.535,0.735</text:p>
      <text:p text:style-name="Standard">713,1,0.821,-0.179</text:p>
      <text:p text:style-name="Standard">714,0.6,1.176,0.576</text:p>
      <text:p text:style-name="Standard">715,2.8,2.91,0.11</text:p>
      <text:p text:style-name="Standard">716,2.4,3.743,1.343</text:p>
      <text:p text:style-name="Standard">717,2.8,2.658,-0.142</text:p>
      <text:p text:style-name="Standard">718,1,2.021,1.021</text:p>
      <text:p text:style-name="Standard">719,0.8,1.723,0.923</text:p>
      <text:p text:style-name="Standard">720,0.6,1.805,1.205</text:p>
      <text:p text:style-name="Standard">721,0.6,1.361,0.761</text:p>
      <text:p text:style-name="Standard">722,1.4,2.079,0.679</text:p>
      <text:p text:style-name="Standard">723,1.6,2.096,0.496</text:p>
      <text:p text:style-name="Standard">724,0,0.675,0.675</text:p>
      <text:p text:style-name="Standard">725,1.6,2.178,0.578</text:p>
      <text:p text:style-name="Standard">726,2,2.185,0.185</text:p>
      <text:p text:style-name="Standard">727,2,1.885,-0.115</text:p>
      <text:p text:style-name="Standard">728,1.333,2.389,1.055</text:p>
      <text:p text:style-name="Standard">729,1.667,1.62,-0.047</text:p>
      <text:p text:style-name="Standard"><text:soft-page-break/>730,1.333,0.443,-0.89</text:p>
      <text:p text:style-name="Standard">731,1.833,2.171,0.338</text:p>
      <text:p text:style-name="Standard">732,4.167,2.299,-1.868</text:p>
      <text:p text:style-name="Standard">733,3,2.839,-0.161</text:p>
      <text:p text:style-name="Standard">734,1.333,1.816,0.483</text:p>
      <text:p text:style-name="Standard">735,1.833,2.128,0.295</text:p>
      <text:p text:style-name="Standard">736,1.833,1.887,0.053</text:p>
      <text:p text:style-name="Standard">737,1.167,1.526,0.359</text:p>
      <text:p text:style-name="Standard">738,1.333,1.813,0.48</text:p>
      <text:p text:style-name="Standard">739,1.667,2.328,0.662</text:p>
      <text:p text:style-name="Standard">740,3.167,1.48,-1.687</text:p>
      <text:p text:style-name="Standard">741,1,1.122,0.122</text:p>
      <text:p text:style-name="Standard">742,1,1.982,0.982</text:p>
      <text:p text:style-name="Standard">743,0.8,1.446,0.646</text:p>
      <text:p text:style-name="Standard">744,1.6,2.361,0.761</text:p>
      <text:p text:style-name="Standard">745,0.6,2.345,1.745</text:p>
      <text:p text:style-name="Standard">746,2.25,0.753,-1.497</text:p>
      <text:p text:style-name="Standard">747,2.5,0.712,-1.788</text:p>
      <text:p text:style-name="Standard">748,1.75,0.846,-0.904</text:p>
      <text:p text:style-name="Standard">749,2.25,0.984,-1.266</text:p>
      <text:p text:style-name="Standard">750,3,2.546,-0.454</text:p>
      <text:p text:style-name="Standard">751,1.833,1.779,-0.055</text:p>
      <text:p text:style-name="Standard">752,1.833,1.872,0.039</text:p>
      <text:p text:style-name="Standard">753,2.833,2.485,-0.348</text:p>
      <text:p text:style-name="Standard">754,2.833,2.445,-0.388</text:p>
      <text:p text:style-name="Standard">755,0.833,2.5,1.667</text:p>
      <text:p text:style-name="Standard">756,1.6,1.72,0.12</text:p>
      <text:p text:style-name="Standard">757,1,1.499,0.499</text:p>
      <text:p text:style-name="Standard">758,2.6,1.253,-1.347</text:p>
      <text:p text:style-name="Standard">759,1,1.737,0.737</text:p>
      <text:p text:style-name="Standard">760,0.2,0.879,0.679</text:p>
      <text:p text:style-name="Standard">761,3.833,2.287,-1.546</text:p>
      <text:p text:style-name="Standard">762,0.833,1.602,0.768</text:p>
      <text:p text:style-name="Standard">763,2.333,2.028,-0.305</text:p>
      <text:p text:style-name="Standard">764,1.5,2.063,0.563</text:p>
      <text:p text:style-name="Standard">765,0.167,0.419,0.252</text:p>
      <text:p text:style-name="Standard">766,0,0.444,0.444</text:p>
      <text:p text:style-name="Standard">767,0.833,1.743,0.91</text:p>
      <text:p text:style-name="Standard">768,2.333,1.634,-0.699</text:p>
      <text:p text:style-name="Standard">769,2.333,2.28,-0.053</text:p>
      <text:p text:style-name="Standard">770,0.333,2.504,2.171</text:p>
      <text:p text:style-name="Standard">771,0.4,1.829,1.429</text:p>
      <text:p text:style-name="Standard">772,0.2,2.863,2.663</text:p>
      <text:p text:style-name="Standard">773,0.2,0.457,0.257</text:p>
      <text:p text:style-name="Standard">774,1.2,2.725,1.525</text:p>
      <text:p text:style-name="Standard">775,0.2,0.71,0.51</text:p>
      <text:p text:style-name="Standard">776,3.6,2.148,-1.452</text:p>
      <text:p text:style-name="Standard">777,3.6,2.211,-1.389</text:p>
      <text:p text:style-name="Standard">778,3.2,2.138,-1.062</text:p>
      <text:p text:style-name="Standard">779,3.2,1.657,-1.543</text:p>
      <text:p text:style-name="Standard">780,3,1.667,-1.333</text:p>
      <text:p text:style-name="Standard"><text:soft-page-break/>781,3,2.291,-0.709</text:p>
      <text:p text:style-name="Standard">782,3.667,1.852,-1.814</text:p>
      <text:p text:style-name="Standard">783,0,0.741,0.741</text:p>
      <text:p text:style-name="Standard">784,0,0.667,0.667</text:p>
      <text:p text:style-name="Standard">785,0,1.092,1.092</text:p>
      <text:p text:style-name="Standard">786,4.167,1.032,-3.134</text:p>
      <text:p text:style-name="Standard">787,3.333,2.494,-0.84</text:p>
      <text:p text:style-name="Standard">788,4.333,2.144,-2.189</text:p>
      <text:p text:style-name="Standard">789,2,1.877,-0.123</text:p>
      <text:p text:style-name="Standard">790,4,3.185,-0.815</text:p>
      <text:p text:style-name="Standard">791,1.5,2.009,0.509</text:p>
      <text:p text:style-name="Standard">792,2.167,1.946,-0.221</text:p>
      <text:p text:style-name="Standard">793,1.667,2.385,0.719</text:p>
      <text:p text:style-name="Standard">794,1.5,2.306,0.806</text:p>
      <text:p text:style-name="Standard">795,1.5,2.564,1.064</text:p>
      <text:p text:style-name="Standard">796,1,1.435,0.435</text:p>
      <text:p text:style-name="Standard">797,4.6,2.889,-1.711</text:p>
      <text:p text:style-name="Standard">798,0,0.287,0.287</text:p>
      <text:p text:style-name="Standard">799,1,1.389,0.389</text:p>
      <text:p text:style-name="Standard">800,1.2,1.181,-0.019</text:p>
      <text:p text:style-name="Standard">801,2.4,1.855,-0.545</text:p>
      <text:p text:style-name="Standard">802,0,0.715,0.715</text:p>
      <text:p text:style-name="Standard">803,0,1.632,1.632</text:p>
      <text:p text:style-name="Standard">804,1,1.98,0.98</text:p>
      <text:p text:style-name="Standard">805,2.2,2.28,0.08</text:p>
      <text:p text:style-name="Standard">806,0,0.583,0.583</text:p>
      <text:p text:style-name="Standard">807,0.167,0.318,0.151</text:p>
      <text:p text:style-name="Standard">808,0,1.807,1.807</text:p>
      <text:p text:style-name="Standard">809,0,0.019,0.019</text:p>
      <text:p text:style-name="Standard">810,1.167,1.468,0.302</text:p>
      <text:p text:style-name="Standard">811,0,2.293,2.293</text:p>
      <text:p text:style-name="Standard">812,0,0.924,0.924</text:p>
      <text:p text:style-name="Standard">813,3.5,3.211,-0.289</text:p>
      <text:p text:style-name="Standard">814,1.75,1.126,-0.624</text:p>
      <text:p text:style-name="Standard">815,2.75,2.703,-0.047</text:p>
      <text:p text:style-name="Standard">816,1.167,2.361,1.194</text:p>
      <text:p text:style-name="Standard">817,1.333,1.545,0.212</text:p>
      <text:p text:style-name="Standard">818,1,2.433,1.433</text:p>
      <text:p text:style-name="Standard">819,1.167,1.691,0.524</text:p>
      <text:p text:style-name="Standard">820,1,1.823,0.823</text:p>
      <text:p text:style-name="Standard">821,1.8,2.047,0.247</text:p>
      <text:p text:style-name="Standard">822,1.4,1.704,0.304</text:p>
      <text:p text:style-name="Standard">823,2.6,2.458,-0.142</text:p>
      <text:p text:style-name="Standard">824,2.2,1.949,-0.251</text:p>
      <text:p text:style-name="Standard">825,1.6,1.557,-0.043</text:p>
      <text:p text:style-name="Standard">826,1.4,1.725,0.325</text:p>
      <text:p text:style-name="Standard">827,1.4,2.015,0.615</text:p>
      <text:p text:style-name="Standard">828,0.6,1.378,0.778</text:p>
      <text:p text:style-name="Standard">829,0.6,1.54,0.94</text:p>
      <text:p text:style-name="Standard">830,2.2,2.343,0.143</text:p>
      <text:p text:style-name="Standard">831,1.25,1.325,0.075</text:p>
      <text:p text:style-name="Standard"><text:soft-page-break/>832,0.5,0.697,0.197</text:p>
      <text:p text:style-name="Standard">833,3.25,3.79,0.54</text:p>
      <text:p text:style-name="Standard">834,2.75,1.943,-0.807</text:p>
      <text:p text:style-name="Standard">835,0.25,1.18,0.93</text:p>
      <text:p text:style-name="Standard">836,0.25,1.671,1.421</text:p>
      <text:p text:style-name="Standard">837,0,0.156,0.156</text:p>
      <text:p text:style-name="Standard">838,0.25,0.17,-0.08</text:p>
      <text:p text:style-name="Standard">839,2.5,1.644,-0.856</text:p>
      <text:p text:style-name="Standard">840,0,1.661,1.661</text:p>
      <text:p text:style-name="Standard">841,2.5,2.122,-0.378</text:p>
      <text:p text:style-name="Standard">842,1.5,1.718,0.218</text:p>
      <text:p text:style-name="Standard">843,2.75,2.623,-0.127</text:p>
      <text:p text:style-name="Standard">844,0.75,1.658,0.908</text:p>
      <text:p text:style-name="Standard">845,1,1.623,0.623</text:p>
      <text:p text:style-name="Standard">846,1.4,1.948,0.548</text:p>
      <text:p text:style-name="Standard">847,2.8,2.889,0.089</text:p>
      <text:p text:style-name="Standard">848,3.4,2.538,-0.862</text:p>
      <text:p text:style-name="Standard">849,1,2.287,1.287</text:p>
      <text:p text:style-name="Standard">850,1,1.449,0.449</text:p>
      <text:p text:style-name="Standard">851,1.75,1.465,-0.285</text:p>
      <text:p text:style-name="Standard">852,4.5,1.85,-2.65</text:p>
      <text:p text:style-name="Standard">853,2.75,2.459,-0.291</text:p>
      <text:p text:style-name="Standard">854,4.5,2.594,-1.906</text:p>
      <text:p text:style-name="Standard">855,3,1.844,-1.156</text:p>
      <text:p text:style-name="Standard">856,2.6,1.901,-0.699</text:p>
      <text:p text:style-name="Standard">857,2.8,2.395,-0.405</text:p>
      <text:p text:style-name="Standard">858,4,3.609,-0.391</text:p>
      <text:p text:style-name="Standard">859,2.6,2.425,-0.175</text:p>
      <text:p text:style-name="Standard">860,2.8,1.713,-1.087</text:p>
      <text:p text:style-name="Standard">861,1.5,1.117,-0.383</text:p>
      <text:p text:style-name="Standard">862,1.75,2.132,0.382</text:p>
      <text:p text:style-name="Standard">863,2,2.182,0.182</text:p>
      <text:p text:style-name="Standard">864,2.75,1.356,-1.394</text:p>
      <text:p text:style-name="Standard">865,1,1.443,0.443</text:p>
      <text:p text:style-name="Standard">866,3.167,2.556,-0.611</text:p>
      <text:p text:style-name="Standard">867,3.167,3.869,0.702</text:p>
      <text:p text:style-name="Standard">868,5,2.895,-2.105</text:p>
      <text:p text:style-name="Standard">869,3.833,2.24,-1.594</text:p>
      <text:p text:style-name="Standard">870,1.167,1.704,0.537</text:p>
      <text:p text:style-name="Standard">871,1.2,1.548,0.348</text:p>
      <text:p text:style-name="Standard">872,1.6,2.015,0.415</text:p>
      <text:p text:style-name="Standard">873,1.2,0.848,-0.352</text:p>
      <text:p text:style-name="Standard">874,1.2,2.426,1.226</text:p>
      <text:p text:style-name="Standard">875,1.6,2.111,0.511</text:p>
      <text:p text:style-name="Standard">876,1.75,1.92,0.17</text:p>
      <text:p text:style-name="Standard">877,3,2.225,-0.775</text:p>
      <text:p text:style-name="Standard">878,2.8,1.517,-1.283</text:p>
      <text:p text:style-name="Standard">879,1.2,2.195,0.995</text:p>
      <text:p text:style-name="Standard">880,1.6,2.005,0.405</text:p>
      <text:p text:style-name="Standard">881,0.167,1.244,1.078</text:p>
      <text:p text:style-name="Standard">882,2.667,3.089,0.422</text:p>
      <text:p text:style-name="Standard"><text:soft-page-break/>883,1.667,1.711,0.045</text:p>
      <text:p text:style-name="Standard">884,2,1.43,-0.57</text:p>
      <text:p text:style-name="Standard">885,2,1.425,-0.575</text:p>
      <text:p text:style-name="Standard">886,0.5,1.612,1.112</text:p>
      <text:p text:style-name="Standard">887,1.25,2.857,1.607</text:p>
      <text:p text:style-name="Standard">888,1.5,2.242,0.742</text:p>
      <text:p text:style-name="Standard">889,0,0.429,0.429</text:p>
      <text:p text:style-name="Standard">890,1.75,2.644,0.894</text:p>
      <text:p text:style-name="Standard">891,3.167,1.907,-1.26</text:p>
      <text:p text:style-name="Standard">892,1.167,2.422,1.255</text:p>
      <text:p text:style-name="Standard">893,0.5,1.5,1</text:p>
      <text:p text:style-name="Standard">894,2.667,2.296,-0.371</text:p>
      <text:p text:style-name="Standard">895,3.167,2.211,-0.956</text:p>
      <text:p text:style-name="Standard">896,0.833,1.687,0.854</text:p>
      <text:p text:style-name="Standard">897,0,0.177,0.177</text:p>
      <text:p text:style-name="Standard">898,1,2.169,1.169</text:p>
      <text:p text:style-name="Standard">899,1.167,1.27,0.104</text:p>
      <text:p text:style-name="Standard">900,1.833,1.724,-0.109</text:p>
      <text:p text:style-name="Standard">901,2.25,1.576,-0.674</text:p>
      <text:p text:style-name="Standard">902,1.75,1.089,-0.661</text:p>
      <text:p text:style-name="Standard">903,1.25,1.3,0.05</text:p>
      <text:p text:style-name="Standard">904,3.75,1.682,-2.068</text:p>
      <text:p text:style-name="Standard">905,0.5,0.894,0.394</text:p>
      <text:p text:style-name="Standard">906,4.6,2.662,-1.938</text:p>
      <text:p text:style-name="Standard">907,0.4,0.4,0</text:p>
      <text:p text:style-name="Standard">908,2.2,1.398,-0.802</text:p>
      <text:p text:style-name="Standard">909,2,1.708,-0.292</text:p>
      <text:p text:style-name="Standard">910,2.4,1.239,-1.161</text:p>
      <text:p text:style-name="Standard">911,1.8,1.912,0.112</text:p>
      <text:p text:style-name="Standard">912,0.8,0.692,-0.108</text:p>
      <text:p text:style-name="Standard">913,1.8,1.76,-0.04</text:p>
      <text:p text:style-name="Standard">914,2.2,2.641,0.441</text:p>
      <text:p text:style-name="Standard">915,2.2,1.688,-0.512</text:p>
      <text:p text:style-name="Standard">916,0.667,0.798,0.132</text:p>
      <text:p text:style-name="Standard">917,0.833,1.44,0.606</text:p>
      <text:p text:style-name="Standard">918,0.833,0.592,-0.241</text:p>
      <text:p text:style-name="Standard">919,0.333,0.634,0.301</text:p>
      <text:p text:style-name="Standard">920,0.333,0.59,0.257</text:p>
      <text:p text:style-name="Standard">921,2.4,2.759,0.359</text:p>
      <text:p text:style-name="Standard">922,1.4,1.584,0.184</text:p>
      <text:p text:style-name="Standard">923,1.4,1.673,0.273</text:p>
      <text:p text:style-name="Standard">924,1,1.593,0.593</text:p>
      <text:p text:style-name="Standard">925,1.8,2.42,0.62</text:p>
      <text:p text:style-name="Standard">926,0.2,2.239,2.039</text:p>
      <text:p text:style-name="Standard">927,0.2,0.341,0.141</text:p>
      <text:p text:style-name="Standard">928,0.4,0.895,0.495</text:p>
      <text:p text:style-name="Standard">929,0.2,0.9,0.7</text:p>
      <text:p text:style-name="Standard">930,3.2,1.572,-1.628</text:p>
      <text:p text:style-name="Standard">931,0.4,1.084,0.684</text:p>
      <text:p text:style-name="Standard">932,2,2.205,0.205</text:p>
      <text:p text:style-name="Standard">933,2,2.164,0.164</text:p>
      <text:p text:style-name="Standard"><text:soft-page-break/>934,0.8,1.274,0.474</text:p>
      <text:p text:style-name="Standard">935,0.4,1.428,1.028</text:p>
      <text:p text:style-name="Standard">936,3,2.492,-0.508</text:p>
      <text:p text:style-name="Standard">937,2.667,3.249,0.582</text:p>
      <text:p text:style-name="Standard">938,2.667,2.203,-0.463</text:p>
      <text:p text:style-name="Standard">939,2.667,2.169,-0.497</text:p>
      <text:p text:style-name="Standard">940,2.667,2.224,-0.443</text:p>
      <text:p text:style-name="Standard">941,2,3.053,1.053</text:p>
      <text:p text:style-name="Standard">942,2,1.527,-0.473</text:p>
      <text:p text:style-name="Standard">943,1,1.893,0.893</text:p>
      <text:p text:style-name="Standard">944,1.667,2.654,0.988</text:p>
      <text:p text:style-name="Standard">945,1.333,1.777,0.443</text:p>
      <text:p text:style-name="Standard">946,3.6,2.621,-0.979</text:p>
      <text:p text:style-name="Standard">947,2.8,2.003,-0.797</text:p>
      <text:p text:style-name="Standard">948,1.4,0.951,-0.449</text:p>
      <text:p text:style-name="Standard">949,1,1.357,0.357</text:p>
      <text:p text:style-name="Standard">950,2.8,2.363,-0.437</text:p>
      <text:p text:style-name="Standard">951,2.333,1.483,-0.85</text:p>
      <text:p text:style-name="Standard">952,2.5,1.97,-0.53</text:p>
      <text:p text:style-name="Standard">953,2.5,1.958,-0.542</text:p>
      <text:p text:style-name="Standard">954,0.667,0.049,-0.618</text:p>
      <text:p text:style-name="Standard">955,2.5,3.104,0.604</text:p>
      <text:p text:style-name="Standard">956,4.833,2.951,-1.882</text:p>
      <text:p text:style-name="Standard">957,2.333,2.3,-0.033</text:p>
      <text:p text:style-name="Standard">958,2.333,2.948,0.615</text:p>
      <text:p text:style-name="Standard">959,1.833,2.08,0.246</text:p>
      <text:p text:style-name="Standard">960,1.167,1.773,0.606</text:p>
      <text:p text:style-name="Standard">961,2.5,2.186,-0.314</text:p>
      <text:p text:style-name="Standard">962,3,2.761,-0.239</text:p>
      <text:p text:style-name="Standard">963,1.75,2.458,0.708</text:p>
      <text:p text:style-name="Standard">964,1.5,2.039,0.539</text:p>
      <text:p text:style-name="Standard">965,1.5,1.611,0.111</text:p>
      <text:p text:style-name="Standard">966,2.6,1.884,-0.716</text:p>
      <text:p text:style-name="Standard">967,4.6,3.644,-0.956</text:p>
      <text:p text:style-name="Standard">968,1.8,1.793,-0.007</text:p>
      <text:p text:style-name="Standard">969,3.4,1.805,-1.595</text:p>
      <text:p text:style-name="Standard">970,2.8,2.346,-0.454</text:p>
      <text:p text:style-name="Standard">971,3.167,3.849,0.682</text:p>
      <text:p text:style-name="Standard">972,3.5,3.025,-0.475</text:p>
      <text:p text:style-name="Standard">973,4.167,3.025,-1.141</text:p>
      <text:p text:style-name="Standard">974,2.333,2.409,0.075</text:p>
      <text:p text:style-name="Standard">975,2.167,1.992,-0.175</text:p>
      <text:p text:style-name="Standard">976,1.2,0.805,-0.395</text:p>
      <text:p text:style-name="Standard">977,0.6,0.774,0.174</text:p>
      <text:p text:style-name="Standard">978,2.2,1.365,-0.835</text:p>
      <text:p text:style-name="Standard">979,3.8,1.728,-2.072</text:p>
      <text:p text:style-name="Standard">980,1.2,0.251,-0.949</text:p>
      <text:p text:style-name="Standard">981,0.5,0.433,-0.067</text:p>
      <text:p text:style-name="Standard">982,3.5,1.771,-1.729</text:p>
      <text:p text:style-name="Standard">983,1.75,1.409,-0.341</text:p>
      <text:p text:style-name="Standard">984,0.5,1.492,0.992</text:p>
      <text:p text:style-name="Standard"><text:soft-page-break/>985,1.75,0.624,-1.126</text:p>
      <text:p text:style-name="Standard">986,0,1.053,1.053</text:p>
      <text:p text:style-name="Standard">987,1,2.016,1.016</text:p>
      <text:p text:style-name="Standard">988,0.167,0.882,0.716</text:p>
      <text:p text:style-name="Standard">989,3.167,1.946,-1.221</text:p>
      <text:p text:style-name="Standard">990,3.667,2.368,-1.299</text:p>
      <text:p text:style-name="Standard">991,0.5,1.831,1.331</text:p>
      <text:p text:style-name="Standard">992,2,1.532,-0.468</text:p>
      <text:p text:style-name="Standard">993,1,1.988,0.988</text:p>
      <text:p text:style-name="Standard">994,0.5,2.169,1.669</text:p>
      <text:p text:style-name="Standard">995,2.25,1.501,-0.749</text:p>
      <text:p text:style-name="Standard">996,1.667,1.453,-0.214</text:p>
      <text:p text:style-name="Standard">997,1.667,2.316,0.649</text:p>
      <text:p text:style-name="Standard">998,2,1.961,-0.039</text:p>
      <text:p text:style-name="Standard">999,2,2.005,0.005</text:p>
      <text:p text:style-name="Standard">1000,1.667,2.008,0.341</text:p>
      <text:p text:style-name="Standard"/>
      <text:p text:style-name="Standard">=== Evaluation on training set ===</text:p>
      <text:p text:style-name="Standard"/>
      <text:p text:style-name="Standard">Time taken to test model on training data: 0.03 seconds</text:p>
      <text:p text:style-name="Standard"/>
      <text:p text:style-name="Standard">=== Summary ===</text:p>
      <text:p text:style-name="Standard"/>
      <text:p text:style-name="Standard">Correlation coefficient <text:s text:c="17"/>0.5845</text:p>
      <text:p text:style-name="Standard">Mean absolute error <text:s text:c="21"/>0.7725</text:p>
      <text:p text:style-name="Standard">Root mean squared error <text:s text:c="17"/>0.9628</text:p>
      <text:p text:style-name="Standard">Relative absolute error <text:s text:c="16"/>78.9175 %</text:p>
      <text:p text:style-name="Standard">Root relative squared error <text:s text:c="12"/>81.1395 %</text:p>
      <text:p text:style-name="Standard">Total Number of Instances <text:s text:c="12"/>1000 <text:s text:c="4"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mita misra</meta:initial-creator>
    <meta:creation-date>2014-12-03T15:40:04</meta:creation-date>
    <meta:document-statistic meta:table-count="0" meta:image-count="0" meta:object-count="0" meta:page-count="22" meta:paragraph-count="1085" meta:word-count="1242" meta:character-count="22292"/>
    <dc:date>2014-12-03T15:41:13</dc:date>
    <dc:creator>amita misra</dc:creator>
    <meta:editing-duration>PT1M9S</meta:editing-duration>
    <meta:editing-cycles>1</meta:editing-cycles>
    <meta:generator>OpenOffice/4.1.0$Unix OpenOffice.org_project/410m18$Build-9764</meta:generator>
  </office:meta>
</office:document-meta>
</file>